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91313A19DE68ED2B.png" manifest:media-type="image/png"/>
  <manifest:file-entry manifest:full-path="Pictures/100D5CE10000520800007404F99AFE6E6F45288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7a1a75"/>
    </style:style>
    <style:style style:name="P2" style:family="paragraph" style:parent-style-name="Standard">
      <style:paragraph-properties fo:text-align="center" style:justify-single-word="false"/>
      <style:text-properties style:font-name="HighVoltage Rough" fo:font-size="20pt" officeooo:rsid="00016b05" officeooo:paragraph-rsid="00016b0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HighVoltage Rough" fo:font-size="32pt" officeooo:rsid="00016b05" officeooo:paragraph-rsid="00016b05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HighVoltage Rough" fo:font-size="32pt" officeooo:rsid="0035bd63" officeooo:paragraph-rsid="0035bd63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HighVoltage Rough" fo:font-size="12pt" officeooo:rsid="0035bd63" officeooo:paragraph-rsid="0035bd6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paragraph-rsid="0035bd63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magine1" text:anchor-type="char" svg:y="-2cm" svg:width="20.565cm" svg:height="29.7cm" draw:z-index="0"><draw:image xlink:href="Pictures/100D5CE10000520800007404F99AFE6E6F452883.svg" xlink:type="simple" xlink:show="embed" xlink:actuate="onLoad" draw:mime-type="image/svg+xml"/><draw:image xlink:href="Pictures/10000001000002530000034991313A19DE68ED2B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ighVoltage Rough" svg:font-family="'HighVoltage Roug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1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1:53:13.058177097</meta:creation-date>
    <dc:date>2022-12-01T18:33:09.847186247</dc:date>
    <meta:editing-duration>P1DT5H4M17S</meta:editing-duration>
    <meta:editing-cycles>117</meta:editing-cycles>
    <meta:generator>LibreOffice/7.4.2.3$Linux_X86_64 LibreOffice_project/40$Build-3</meta:generator>
    <meta:print-date>2022-02-22T16:40:51.188084891</meta:print-date>
    <meta:document-statistic meta:table-count="0" meta:image-count="1" meta:object-count="0" meta:page-count="2" meta:paragraph-count="0" meta:word-count="0" meta:character-count="0" meta:non-whitespace-character-count="0"/>
  </office:meta>
</office:document-meta>
</file>